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438 - The Azarinth Sentinel" calcext:value-type="string">
            <text:p>Class 1: 438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435 - Kin of Ash" calcext:value-type="string">
            <text:p>Class 2: 435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250" calcext:value-type="float">
            <text:p>1250</text:p>
          </table:table-cell>
          <table:table-cell table:style-name="ce5" table:formula="of:=[.E2]" office:value-type="float" office:value="1250" calcext:value-type="float">
            <text:p>1250.0</text:p>
          </table:table-cell>
          <table:table-cell/>
          <table:table-cell table:style-name="ce6"/>
          <table:table-cell table:style-name="ce32" table:formula="of:=[.U9]" office:value-type="float" office:value="13001557.5495" calcext:value-type="float">
            <text:p>13,001,558</text:p>
          </table:table-cell>
          <table:table-cell table:style-name="ce11" table:formula="of:=[.V9]" office:value-type="float" office:value="896982.6" calcext:value-type="float">
            <text:p>896,982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1050" calcext:value-type="float">
            <text:p>2105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0.8708333333333" calcext:value-type="float">
            <text:p>50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355 - The Faen Valkyrie" calcext:value-type="string">
            <text:p>Class 3: 35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4.43" calcext:value-type="float">
            <text:p>34.43</text:p>
          </table:table-cell>
          <table:table-cell table:style-name="ce12" table:formula="of:=[.U10]" office:value-type="percentage" office:value="34.43" calcext:value-type="percentage">
            <text:p>344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0.4166666666667" calcext:value-type="float">
            <text:p>60.4</text:p>
          </table:table-cell>
          <table:table-cell table:style-name="ce10" table:formula="of:=[.W3]/60" office:value-type="percentage" office:value="0.00241666666666667" calcext:value-type="percentage">
            <text:p>0.24%</text:p>
          </table:table-cell>
          <table:table-cell table:style-name="ce9" table:formula="of:=2%+([.F7]/100/100/2)" office:value-type="percentage" office:value="0.145" calcext:value-type="percentage">
            <text:p>14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5000" calcext:value-type="float">
            <text:p>2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79.1666666666667" calcext:value-type="float">
            <text:p>79.2</text:p>
          </table:table-cell>
          <table:table-cell table:style-name="ce10" table:formula="of:=[.W4]/60" office:value-type="percentage" office:value="0.00316666666666667" calcext:value-type="percentage">
            <text:p>0.32%</text:p>
          </table:table-cell>
          <table:table-cell table:style-name="ce9" table:formula="of:=1%*(1+3+3%*[.E75])+([.F7]/100/100/2)+1%" office:value-type="percentage" office:value="0.19" calcext:value-type="percentage">
            <text:p>19.0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200" calcext:value-type="float">
            <text:p>1200</text:p>
          </table:table-cell>
          <table:table-cell table:style-name="ce5" table:formula="of:=[.E6]*(1+[.AD15])" office:value-type="float" office:value="16080" calcext:value-type="float">
            <text:p>1608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250" calcext:value-type="float">
            <text:p>1250</text:p>
          </table:table-cell>
          <table:table-cell table:style-name="ce5" table:formula="of:=[.E7]*2" office:value-type="float" office:value="2500" calcext:value-type="float">
            <text:p>2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847709.75" calcext:value-type="float">
            <text:p>4847709.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3001557.5495" calcext:value-type="float">
            <text:p>13001557.5495</text:p>
          </table:table-cell>
          <table:table-cell table:style-name="ce6" table:formula="of:=([.S11]+[.S12])/2" office:value-type="float" office:value="896982.6" calcext:value-type="float">
            <text:p>896982.6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1250" calcext:value-type="string">
            <text:p>Vit: 12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1155405.349" calcext:value-type="float">
            <text:p>21155405.349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43" calcext:value-type="percentage">
            <text:p>3443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073120543619" calcext:value-type="percentage">
            <text:p>97.6%</text:p>
          </table:table-cell>
          <table:table-cell table:formula="of:=1/(1-[.Q11])" office:value-type="float" office:value="41.794" calcext:value-type="float">
            <text:p>41.794</text:p>
          </table:table-cell>
          <table:table-cell table:formula="of:=[.$S$2]/(1/(1+[.$O$15]+[.$AV$15]))" office:value-type="float" office:value="861576.5" calcext:value-type="float">
            <text:p>861576.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423578814286" calcext:value-type="percentage">
            <text:p>97.7%</text:p>
          </table:table-cell>
          <table:table-cell table:formula="of:=1/(1-[.Q12])" office:value-type="float" office:value="44.2939999999999" calcext:value-type="float">
            <text:p>44.2939999999999</text:p>
          </table:table-cell>
          <table:table-cell table:formula="of:=[.$S$2]/(1/(1+[.$O$15]+[.$AJ$15]+[.$AV$15]))" office:value-type="float" office:value="932388.7" calcext:value-type="float">
            <text:p>932388.7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748349678953" calcext:value-type="percentage">
            <text:p>97.7%</text:p>
          </table:table-cell>
          <table:table-cell table:style-name="ce14" table:formula="of:=([.R11]+[.R12])/2" office:value-type="float" office:value="43.044" calcext:value-type="float">
            <text:p>43.0</text:p>
          </table:table-cell>
          <table:table-cell table:style-name="ce14" table:formula="of:=([.S11]+[.S12])/2" office:value-type="float" office:value="896982.6" calcext:value-type="float">
            <text:p>896982.6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6" calcext:value-type="percentage">
            <text:p>9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6" calcext:value-type="percentage">
            <text:p>7.6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1200 [16,080.0]" calcext:value-type="string">
            <text:p>Int: 1200 [16,08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250" calcext:value-type="string">
            <text:p>Wis: 12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4.43" calcext:value-type="percentage">
            <text:p>34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364" calcext:value-type="percentage">
            <text:p>33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864" calcext:value-type="percentage">
            <text:p>8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76" calcext:value-type="percentage">
            <text:p>57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84" calcext:value-type="percentage">
            <text:p>68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443.0%" calcext:value-type="string">
            <text:p>Resilience: 3,443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38" calcext:value-type="float">
            <text:p>438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21,050" calcext:value-type="string">
            <text:p>Health: <text:s/>21,05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5,000" calcext:value-type="string">
            <text:p>Mana: <text:s text:c="3"/>2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50.9]" calcext:value-type="string">
            <text:p>hp/sec: <text:s/>0.27% [50.9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4% [60.4]" calcext:value-type="string">
            <text:p>mp/sec: <text:s/>0.24% [60.4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27]+([.C27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32% [79.2]" calcext:value-type="string">
            <text:p>w/Med: <text:s text:c="2"/>0.32% [79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35" calcext:value-type="float">
            <text:p>435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; [.H214]; [.I214])" office:value-type="string" office:string-value="Mitigation:       97.675%   [hp x 43.04]" calcext:value-type="string">
            <text:p>Mitigation: <text:s text:c="6"/>97.675% <text:s text:c="2"/>[hp x 43.04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; [.E215]; [.F215]; [.G215]; [.H215]; [.I215])" office:value-type="string" office:string-value="Effective Health: 896,982.6 [hp x 72.49]" calcext:value-type="string">
            <text:p>Effective Health: 896,982.6 [hp x 72.4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D34]+([.C34]-1)*20" office:value-type="float" office:value="68" calcext:value-type="float">
            <text:p>6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7]+([.C37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" calcext:value-type="percentage">
            <text:p>64.00%</text:p>
          </table:table-cell>
          <table:table-cell table:style-name="ce37" table:formula="of:=[.AS37]" office:value-type="percentage" office:value="5.76" calcext:value-type="percentage">
            <text:p>576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76" calcext:value-type="percentage">
            <text:p>576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55" calcext:value-type="float">
            <text:p>35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" table:formula="of:=[.D42]+([.C42]-1)*20" office:value-type="float" office:value="43" calcext:value-type="float">
            <text:p>4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8 Azarinth Reversal        x8 [113% to Deconstruction/Reconstruction]" calcext:value-type="string">
            <text:p>3-28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43]+([.C43]-1)*20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95" calcext:value-type="percentage">
            <text:p>49.50%</text:p>
          </table:table-cell>
          <table:table-cell table:style-name="ce9" table:formula="of:=[.O43]" office:value-type="percentage" office:value="3.96" calcext:value-type="percentage">
            <text:p>39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96" calcext:value-type="percentage">
            <text:p>39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3" table:formula="of:=[.D44]+([.C44]-1)*20" office:value-type="float" office:value="49" calcext:value-type="float">
            <text:p>4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45]+([.C45]-1)*20" office:value-type="float" office:value="45" calcext:value-type="float">
            <text:p>4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6]+([.C46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8" calcext:value-type="percentage">
            <text:p>38.00%</text:p>
          </table:table-cell>
          <table:table-cell table:style-name="ce38" table:formula="of:=[.O46]" office:value-type="percentage" office:value="3.42" calcext:value-type="percentage">
            <text:p>342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42" calcext:value-type="percentage">
            <text:p>342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64" calcext:value-type="percentage">
            <text:p>86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64" calcext:value-type="percentage">
            <text:p>86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84" calcext:value-type="percentage">
            <text:p>68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7]+([.C47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8 Storm of Cinders         x2 " calcext:value-type="string">
            <text:p>3-28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8 Eyes of Ash              x9 [64.0% =&gt; 576.0% Perception]" calcext:value-type="string">
            <text:p>3-28 Eyes of Ash <text:s text:c="13"/>x9 [64.0% =&gt; 576.0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3-3  Phaseshift               x2 " calcext:value-type="string">
            <text:p>3-3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9  Flare of Creation        x8 [49.5% =&gt; 396.0% Resilience]" calcext:value-type="string">
            <text:p>3-9 <text:s/>Flare of Creation <text:s text:c="7"/>x8 [49.5% =&gt; 39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9  Displacement             x2 " calcext:value-type="string">
            <text:p>3-9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3-5  Space Shift              x2 " calcext:value-type="string">
            <text:p>3-5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3-2  Space Awareness          x8 " calcext:value-type="string">
            <text:p>3-2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89" calcext:value-type="float">
            <text:p>1889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8" calcext:value-type="float">
            <text:p>18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6  Deviant of Humanity" calcext:value-type="string">
            <text:p>2-6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67]+([.C67]-1)*20" office:value-type="float" office:value="26" calcext:value-type="float">
            <text:p>26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7  Monster Hunter" calcext:value-type="string">
            <text:p>3-7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76]+([.C76]-1)*20" office:value-type="float" office:value="47" calcext:value-type="float">
            <text:p>47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2 Veteran" calcext:value-type="string">
            <text:p>3-1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81]+([.C81]-1)*20" office:value-type="float" office:value="52" calcext:value-type="float">
            <text:p>52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3-4  Mana Drain Resistance" calcext:value-type="string">
            <text:p>3-4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15]+([.C115]-1)*20" office:value-type="float" office:value="44" calcext:value-type="float">
            <text:p>44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29]+([.C129]-1)*20" office:value-type="float" office:value="45" calcext:value-type="float">
            <text:p>45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4 2nd tier" calcext:value-type="string">
            <text:p>24 2nd tier</text:p>
          </table:table-cell>
          <table:table-cell table:formula="of:=COUNTIF([.$C$85:.$C$138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5 3rd tier" calcext:value-type="string">
            <text:p>15 3rd tier</text:p>
          </table:table-cell>
          <table:table-cell table:formula="of:=COUNTIF([.$C$85:.$C$138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25%" calcext:value-type="string">
            <text:p>225%</text:p>
          </table:table-cell>
          <table:table-cell table:formula="of:=TEXT([.B141]*10%;&quot;%&quot;)" office:value-type="string" office:string-value="240%" calcext:value-type="string">
            <text:p>24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5%" calcext:value-type="string">
            <text:p>5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5%] more dense. (Avatar of Ash 2nd)" calcext:value-type="string">
            <text:p><text:s text:c="16"/>[52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38" calcext:value-type="float">
            <text:p>438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35" calcext:value-type="float">
            <text:p>435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55" calcext:value-type="float">
            <text:p>355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4:.$L$199])-[.L19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200" calcext:value-type="float">
            <text:p>12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6,080.0" calcext:value-type="string">
            <text:p>16,08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4:.$L$199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43.0%" calcext:value-type="string">
            <text:p>3,44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1,050" calcext:value-type="string">
            <text:p>21,050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5,000" calcext:value-type="string">
            <text:p>25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0.9" calcext:value-type="string">
            <text:p>50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4%" calcext:value-type="string">
            <text:p>0.24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0.4" calcext:value-type="string">
            <text:p>60.4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79.2" calcext:value-type="string">
            <text:p>79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75%" calcext:value-type="string">
            <text:p>97.675%</text:p>
          </table:table-cell>
          <table:table-cell table:formula="of:=REPT(&quot; &quot;;MAX([.$J$214:.$J$215])-[.J214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4])">
            <text:p/>
          </table:table-cell>
          <table:table-cell table:style-name="ce54" table:formula="of:=TEXT([.R13];&quot;#,##0.00&quot;)" office:value-type="string" office:string-value="43.04" calcext:value-type="string">
            <text:p>43.04</text:p>
          </table:table-cell>
          <table:table-cell office:value-type="string" calcext:value-type="string">
            <text:p>]</text:p>
          </table:table-cell>
          <table:table-cell table:formula="of:=LEN([.D214])" office:value-type="float" office:value="7" calcext:value-type="float">
            <text:p>7</text:p>
          </table:table-cell>
          <table:table-cell table:formula="of:=LEN([.H21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896,982.6" calcext:value-type="string">
            <text:p>896,982.6</text:p>
          </table:table-cell>
          <table:table-cell table:formula="of:=REPT(&quot; &quot;;MAX([.$J$214:.$J$215])-[.J215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5])">
            <text:p/>
          </table:table-cell>
          <table:table-cell table:formula="of:=TEXT([.R13]*(1+[.AY15]);&quot;#,##0.00&quot;)" office:value-type="string" office:string-value="72.49" calcext:value-type="string">
            <text:p>72.49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9" calcext:value-type="float">
            <text:p>9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8" calcext:value-type="float">
            <text:p>28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8" calcext:value-type="float">
            <text:p>28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8" calcext:value-type="float">
            <text:p>28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4.0% =&gt; 576.0%" calcext:value-type="string">
            <text:p>64.0% =&gt; 576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3" calcext:value-type="float">
            <text:p>3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9.5% =&gt; 396.0%" calcext:value-type="string">
            <text:p>49.5% =&gt; 39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9" calcext:value-type="float">
            <text:p>9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5" calcext:value-type="float">
            <text:p>5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6" calcext:value-type="float">
            <text:p>6</text:p>
          </table:table-cell>
          <table:table-cell table:style-name="ce21" table:formula="of:=IF([.I246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8.0% =&gt; 342.0%" calcext:value-type="string">
            <text:p>38.0% =&gt; 342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9.6% =&gt; 86.4%" calcext:value-type="string">
            <text:p>9.6% =&gt; 86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86.4%" calcext:value-type="string">
            <text:p>5.0% =&gt; 86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7.6% =&gt; 68.4%" calcext:value-type="string">
            <text:p>7.6% =&gt; 68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2" calcext:value-type="float">
            <text:p>2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38 - The Azarinth Sentinel" calcext:value-type="string">
            <text:p>Class 1: 438 - The Azarinth Sentinel</text:p>
          </table:table-cell>
        </table:table-row>
        <table:table-row table:style-name="ro1">
          <table:table-cell table:formula="of:=[$Calculations.A2]" office:value-type="string" office:string-value="Class 2: 435 - Kin of Ash" calcext:value-type="string">
            <text:p>Class 2: 435 - Kin of Ash</text:p>
          </table:table-cell>
        </table:table-row>
        <table:table-row table:style-name="ro1">
          <table:table-cell table:formula="of:=[$Calculations.A3]" office:value-type="string" office:string-value="Class 3: 355 - The Faen Valkyrie" calcext:value-type="string">
            <text:p>Class 3: 35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250" calcext:value-type="string">
            <text:p>Vit: 12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200 [16,080.0]" calcext:value-type="string">
            <text:p>Int: 1200 [16,080.0]</text:p>
          </table:table-cell>
        </table:table-row>
        <table:table-row table:style-name="ro1">
          <table:table-cell table:formula="of:=[$Calculations.A15]" office:value-type="string" office:string-value="Wis: 1250" calcext:value-type="string">
            <text:p>Wis: 12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43.0%" calcext:value-type="string">
            <text:p>Resilience: 3,443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1,050" calcext:value-type="string">
            <text:p>Health: <text:s/>21,05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5,000" calcext:value-type="string">
            <text:p>Mana: <text:s text:c="3"/>2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0.9]" calcext:value-type="string">
            <text:p>hp/sec: <text:s/>0.27% [50.9]</text:p>
          </table:table-cell>
        </table:table-row>
        <table:table-row table:style-name="ro1">
          <table:table-cell table:formula="of:=[$Calculations.A27]" office:value-type="string" office:string-value="mp/sec:  0.24% [60.4]" calcext:value-type="string">
            <text:p>mp/sec: <text:s/>0.24% [60.4]</text:p>
          </table:table-cell>
        </table:table-row>
        <table:table-row table:style-name="ro1">
          <table:table-cell table:formula="of:=[$Calculations.A28]" office:value-type="string" office:string-value="w/Med:   0.32% [79.2]" calcext:value-type="string">
            <text:p>w/Med: <text:s text:c="2"/>0.32% [79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75%   [hp x 43.04]" calcext:value-type="string">
            <text:p>Mitigation: <text:s text:c="6"/>97.675% <text:s text:c="2"/>[hp x 43.04]</text:p>
          </table:table-cell>
        </table:table-row>
        <table:table-row table:style-name="ro1">
          <table:table-cell table:formula="of:=[$Calculations.A31]" office:value-type="string" office:string-value="Effective Health: 896,982.6 [hp x 72.49]" calcext:value-type="string">
            <text:p>Effective Health: 896,982.6 [hp x 72.4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8 Azarinth Reversal        x8 [113% to Deconstruction/Reconstruction]" calcext:value-type="string">
            <text:p>3-28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8 Storm of Cinders         x2 " calcext:value-type="string">
            <text:p>3-28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8 Eyes of Ash              x9 [64.0% =&gt; 576.0% Perception]" calcext:value-type="string">
            <text:p>3-28 Eyes of Ash <text:s text:c="13"/>x9 [64.0% =&gt; 576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3  Phaseshift               x2 " calcext:value-type="string">
            <text:p>3-3 <text:s/>Phaseshift <text:s text:c="14"/>x2 </text:p>
          </table:table-cell>
        </table:table-row>
        <table:table-row table:style-name="ro1">
          <table:table-cell table:formula="of:=[$Calculations.A59]" office:value-type="string" office:string-value="3-9  Flare of Creation        x8 [49.5% =&gt; 396.0% Resilience]" calcext:value-type="string">
            <text:p>3-9 <text:s/>Flare of Creation <text:s text:c="7"/>x8 [49.5% =&gt; 396.0% Resilience]</text:p>
          </table:table-cell>
        </table:table-row>
        <table:table-row table:style-name="ro1">
          <table:table-cell table:formula="of:=[$Calculations.A60]" office:value-type="string" office:string-value="3-9  Displacement             x2 " calcext:value-type="string">
            <text:p>3-9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5  Space Shift              x2 " calcext:value-type="string">
            <text:p>3-5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</table:table-row>
        <table:table-row table:style-name="ro1">
          <table:table-cell table:formula="of:=[$Calculations.A63]" office:value-type="string" office:string-value="3-2  Space Awareness          x8 " calcext:value-type="string">
            <text:p>3-2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6  Deviant of Humanity" calcext:value-type="string">
            <text:p>2-6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7  Monster Hunter" calcext:value-type="string">
            <text:p>3-7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2 Veteran" calcext:value-type="string">
            <text:p>3-12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3-4  Mana Drain Resistance" calcext:value-type="string">
            <text:p>3-4 <text:s/>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2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5%] more dense. (Avatar of Ash 2nd)" calcext:value-type="string">
            <text:p><text:s text:c="16"/>[525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51:3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6:04:06.632000000</dc:date>
    <meta:generator>LibreOffice/7.0.5.2$Windows_X86_64 LibreOffice_project/64390860c6cd0aca4beafafcfd84613dd9dfb63a</meta:generator>
    <meta:editing-duration>PT15H6M12S</meta:editing-duration>
    <meta:editing-cycles>94</meta:editing-cycles>
    <meta:document-statistic meta:table-count="2" meta:cell-count="1598" meta:object-count="0"/>
    <meta:user-defined meta:name="AppVersion">16.0300</meta:user-defined>
  </office:meta>
</office:document-meta>
</file>